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 style:list-style-name="L1">
      <style:text-properties fo:font-size="11pt" style:font-size-asian="11pt" style:font-size-complex="11pt"/>
    </style:style>
    <style:style style:name="P4" style:family="paragraph" style:parent-style-name="Standard">
      <style:text-properties fo:font-size="11pt" officeooo:paragraph-rsid="0022189b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feabb"/>
    </style:style>
    <style:style style:name="T4" style:family="text">
      <style:text-properties officeooo:rsid="0020eea1"/>
    </style:style>
    <style:style style:name="T5" style:family="text">
      <style:text-properties officeooo:rsid="0022189b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style="normal" style:font-size-asian="10pt" style:font-style-asian="normal" style:font-size-complex="10pt" style:font-style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fo:font-style="italic" style:font-size-asian="11pt" style:font-style-asian="italic" style:font-size-complex="11pt" style:font-style-complex="italic"/>
    </style:style>
    <style:style style:name="T11" style:family="text">
      <style:text-properties fo:font-size="11pt" fo:font-style="normal" style:font-size-asian="11pt" style:font-style-asian="normal" style:font-size-complex="11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duino and the Internet</text:p>
      <text:p text:style-name="P2"/>
      <text:p text:style-name="P2">a one act play</text:p>
      <text:p text:style-name="P2"/>
      <text:p text:style-name="P2">by S. Morgenstern</text:p>
      <text:p text:style-name="P1"/>
      <text:p text:style-name="P1">Cast:</text:p>
      <text:list xml:id="list3442189054127876177" text:style-name="L1">
        <text:list-item>
          <text:p text:style-name="P3">Arduino, with greenhouse hardware</text:p>
        </text:list-item>
        <text:list-item>
          <text:p text:style-name="P3">The Internet</text:p>
        </text:list-item>
        <text:list-item>
          <text:p text:style-name="P3">Apache Web Service</text:p>
        </text:list-item>
        <text:list-item>
          <text:p text:style-name="P3">PHP Interpreter</text:p>
        </text:list-item>
        <text:list-item>
          <text:p text:style-name="P3">MySQL Database</text:p>
        </text:list-item>
      </text:list>
      <text:p text:style-name="P1"/>
      <text:p text:style-name="P1"><text:span text:style-name="T1">Setting</text:span>: A lovely Spring day in Rice 120. Arduino is admiring an orange tree. Apache, PHP, and MySQL are sitting on a table labelled 128.143.6.1<text:span text:style-name="T5">88</text:span>. A lamp is also on top. <text:span text:style-name="T3">Internet sits between, connected by cables.</text:span></text:p>
      <text:p text:style-name="P1"/>
      <text:p text:style-name="Standard"><text:span text:style-name="T10">Arduino</text:span><text:span text:style-name="T9">: (Looking at the orange trees.) </text:span><text:span text:style-name="Emphasis"><text:span text:style-name="T11">I think</text:span></text:span><text:span text:style-name="T11"> that </text:span><text:span text:style-name="Emphasis"><text:span text:style-name="T11">I shall never see</text:span></text:span><text:span text:style-name="T11"> a poem </text:span><text:span text:style-name="Emphasis"><text:span text:style-name="T11">lovely as an orange tree</text:span></text:span><text:span text:style-name="T11">.</text:span><text:span text:style-name="T9"> (Pauses.) But hark, what light through yonder window breaks? It is the east, so...well...it must be the sun, of course. I guess it's time to wake my tree up. But how hot shall I make it? Where can I find the answers to these questions? Aha! The Internet! I shall consult Oracle! (Or at least MySQL, a freely available and powerful alternative.)</text:span></text:p>
      <text:p text:style-name="P1"/>
      <text:p text:style-name="P4"><text:span text:style-name="T5">[Arduino writes, “What is the current set-point for my greenhouse?” on a note card, puts it in an envelop labelled, “128.143.6.188”. </text:span>Arduino <text:span text:style-name="T5">then</text:span> “rings up” the Internet <text:span text:style-name="T4">by shaking the ethernet cable</text:span>.]</text:p>
      <text:p text:style-name="P1"/>
      <text:p text:style-name="P1"><text:span text:style-name="T1">Internet</text:span>: Hello. This is the Internet.</text:p>
      <text:p text:style-name="P1"/>
      <text:p text:style-name="P1"><text:span text:style-name="T1">Arduino</text:span>: <text:span text:style-name="T5">Please send this request to</text:span> 128.143.6.1<text:span text:style-name="T5">88</text:span>.</text:p>
      <text:p text:style-name="P1"/>
      <text:p text:style-name="P1"><text:span text:style-name="T1">Internet</text:span>: (to server) I have a <text:span text:style-name="T5">request</text:span> for you from 128.143.10.12. Will you accept?</text:p>
      <text:p text:style-name="P1"/>
      <text:p text:style-name="P1"><text:span text:style-name="T1">Apache</text:span>: Sure. I'm not doing anything else. Let's see who wants what.</text:p>
      <text:p text:style-name="P1"/>
      <text:p text:style-name="P4"><text:span text:style-name="T5">[Apache takes the envelop and opens it.]</text:span></text:p>
      <text:p text:style-name="P1"/>
      <text:p text:style-name="P1"><text:span text:style-name="T1">Apache</text:span>: [sarcastically] Oh, yay. Someone wants to run a PHP script. How novel. Now where did I put that script? [Rummages through some folders.] Here we are. Filed right here.</text:p>
      <text:p text:style-name="P1"/>
      <text:p text:style-name="P1">[Apache hands the script to the PHP interpreter.]</text:p>
      <text:p text:style-name="P1"/>
      <text:p text:style-name="P1"><text:span text:style-name="T1">PHP</text:span>: Ah! get_setpoint. One of my favorites!</text:p>
      <text:p text:style-name="P1"/>
      <text:p text:style-name="P1">[PHP takes the script, reads it, writes down <text:span text:style-name="T4">a </text:span>SQL <text:span text:style-name="T4">statement</text:span>, and hands it off. MySQL takes the text, reads it, and sorts some index cards. MySQL reads the top card, <text:span text:style-name="T3">mumbl</text:span><text:span text:style-name="T5">ing</text:span><text:span text:style-name="T3"> </text:span>“LIMIT 1”, writes the value on a paper, and hands it back to PHP. PHP thanks MySQL and gives the paper to Apache, who packages the 'result' in an envelope and writes the return address on it.]</text:p>
      <text:p text:style-name="P1"/>
      <text:p text:style-name="P1"><text:span text:style-name="T1">Apache</text:span>: Hey, Internet. Can you send this back to 128.143.10.12 for me?</text:p>
      <text:p text:style-name="P1"/>
      <text:p text:style-name="P1"><text:span text:style-name="T1">Internet</text:span>: Of course. That's what I'm here for!</text:p>
      <text:p text:style-name="P1"/>
      <text:p text:style-name="P1">[Sends the note back to Arduino.]</text:p>
      <text:p text:style-name="P1"/>
      <text:p text:style-name="P1"><text:span text:style-name="T1">Arduino</text:span>: Ah! 30 degrees. I'll get right on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15:56:50.46</meta:creation-date>
    <dc:date>2015-02-16T12:28:04.53</dc:date>
    <meta:editing-duration>PT1H48M10S</meta:editing-duration>
    <meta:editing-cycles>12</meta:editing-cycles>
    <meta:generator>LibreOffice/4.0.4.2$Windows_x86 LibreOffice_project/9e9821abd0ffdbc09cd8c52eaa574fa09eb08f2</meta:generator>
    <meta:document-statistic meta:table-count="0" meta:image-count="0" meta:object-count="0" meta:page-count="1" meta:paragraph-count="25" meta:word-count="376" meta:character-count="2129" meta:non-whitespace-character-count="1783"/>
  </office:meta>
</office:document-meta>
</file>